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chart="urn:oasis:names:tc:opendocument:xmlns:chart:1.0" xmlns:css3t="http://www.w3.org/TR/css3-text/"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 svg:font-family="'DejaVu Sans'"/>
    <style:font-face style:font-family-generic="swiss" style:name="Waree" svg:font-family="Waree"/>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2" svg:font-family="'DejaVu Sans'"/>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1"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fo:font-weight="bold" style:font-name="Times New Roman1" style:font-size-asian="12pt" style:font-size-complex="12pt" style:font-weight-asian="bold" style:font-weight-complex="bold"/>
    </style:style>
    <style:style style:family="paragraph" style:name="P3" style:parent-style-name="UrbanTitle3">
      <style:paragraph-properties fo:text-align="center" style:justify-single-word="false"/>
    </style:style>
    <style:style style:family="paragraph" style:name="P4" style:parent-style-name="UrbanBody">
      <style:text-properties fo:font-size="12pt" style:font-name="Times New Roman1" style:font-size-asian="12pt" style:font-size-complex="12pt"/>
    </style:style>
    <style:style style:family="paragraph" style:name="P5" style:parent-style-name="UrbanBody">
      <style:text-properties fo:font-size="12pt" fo:font-style="normal" fo:font-weight="normal" style:font-name="Times New Roman1" style:font-size-asian="12pt" style:font-size-complex="12pt" style:font-style-asian="normal" style:font-weight-asian="normal"/>
    </style:style>
    <style:style style:family="paragraph" style:name="P6">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style>
    <style:style style:family="text" style:name="T2">
      <style:text-properties fo:font-style="normal" style:font-style-asian="normal" style:font-style-complex="normal"/>
    </style:style>
    <style:style style:family="text" style:name="T3">
      <style:text-properties fo:font-style="normal" fo:font-weight="normal" style:font-style-asian="normal" style:font-weight-asian="normal"/>
    </style:style>
    <style:style style:family="text" style:name="T4">
      <style:text-properties fo:font-style="normal" fo:font-weight="normal" style:font-style-asian="normal" style:font-style-complex="normal" style:font-weight-asian="normal" style:font-weight-complex="normal"/>
    </style:style>
    <style:style style:family="text" style:name="T5">
      <style:text-properties fo:font-style="normal" fo:font-weight="normal" style:font-style-asian="normal" style:font-weight-asian="normal" style:text-underline-color="font-color" style:text-underline-style="solid" style:text-underline-width="auto"/>
    </style:style>
    <style:style style:family="text" style:name="T6">
      <style:text-properties fo:font-style="normal" fo:font-weight="bold" style:font-style-asian="normal" style:font-weight-asian="bold" style:font-weight-complex="bold"/>
    </style:style>
    <style:style style:family="text" style:name="T7">
      <style:text-properties fo:font-size="12pt" style:font-name="Times New Roman1" style:font-size-asian="12pt" style:font-size-complex="12pt"/>
    </style:style>
    <style:style style:family="text" style:name="T8">
      <style:text-properties fo:font-weight="bold" style:font-weight-asian="bold" style:font-weight-complex="bold"/>
    </style:style>
    <style:style style:family="text" style:name="T9">
      <style:text-properties fo:font-style="normal" fo:font-weight="normal" style:font-style-asian="normal" style:font-weight-asian="normal" style:use-window-font-color="true"/>
    </style:style>
    <style:style style:family="text" style:name="T10">
      <style:text-properties fo:font-size="12pt" fo:font-style="normal" fo:font-weight="normal" style:font-name="Times New Roman1" style:font-size-asian="12pt" style:font-size-complex="12pt" style:font-style-asian="normal" style:font-weight-asian="normal" style:use-window-font-color="true"/>
    </style:style>
    <style:style style:family="text" style:name="T11">
      <style:text-properties fo:country="none" fo:font-style="normal" fo:font-weight="normal" fo:language="zxx" style:font-style-asian="normal" style:font-weight-asian="normal"/>
    </style:style>
    <style:style style:family="text" style:name="T12">
      <style:text-properties fo:country="none" fo:font-style="normal" fo:language="zxx" style:font-style-asian="normal"/>
    </style:style>
    <style:style style:family="text" style:name="T13">
      <style:text-properties fo:font-weight="normal" style:font-weight-asian="normal"/>
    </style:style>
    <style:style style:family="text" style:name="T14">
      <style:text-properties fo:font-weight="normal" style:font-weight-asian="normal" style:font-weight-complex="normal"/>
    </style:style>
    <style:style style:family="text" style:name="T15">
      <style:text-properties fo:font-size="11pt" style:font-size-asian="11pt" style:font-size-complex="11pt"/>
    </style:style>
    <style:style style:family="text" style:name="T16">
      <style:text-properties fo:country="BE" fo:font-size="10pt" fo:font-style="normal" fo:font-weight="normal" fo:language="fr" fo:letter-spacing="normal" fo:text-shadow="none" style:country-asian="CN" style:country-complex="IN" style:font-name="DejaVu Sans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17">
      <style:text-properties fo:color="#000000" fo:country="BE" fo:font-size="10pt" fo:font-style="normal" fo:font-weight="normal" fo:language="fr" fo:letter-spacing="normal" fo:text-shadow="none" style:country-asian="CN" style:country-complex="IN" style:font-name="DejaVu Sans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style>
    <style:style style:family="text" style:name="T18">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style>
    <style:style style:family="text" style:name="T19">
      <style:text-properties fo:color="#000000"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style>
    <style:style style:family="text" style:name="T20">
      <style:text-properties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21">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graphic" style:name="fr1" style:parent-style-name="Frame">
      <style:graphic-properties fo:background-color="transparent" fo:border="none" fo:margin-bottom="0cm" fo:margin-left="0cm" fo:margin-right="0cm" fo:margin-top="0cm" fo:padding="0cm" style:background-transparency="100%" style:horizontal-pos="from-left" style:horizontal-rel="page" style:number-wrapped-paragraphs="no-limit" style:shadow="none" style:vertical-pos="middle" style:vertical-rel="baseline" style:wrap="run-through">
        <style:background-image/>
      </style:graphic-properties>
    </style:style>
  </office:automatic-styles>
  <office:body>
    <office:text text:use-soft-page-breaks="true">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UrbanTitle3"><draw:frame draw:name="Cadre2" draw:style-name="fr1" draw:z-index="0" svg:width="7.128cm" text:anchor-type="as-char"><draw:text-box fo:min-height="5.226cm"><text:p text:style-name="P2"><office:annotation><dc:creator>Gauthier Bastien</dc:creator><dc:date>2011-01-13T14:56:41</dc:date><text:p text:style-name="P6"><text:span text:style-name="T21">do text</text:span></text:p><text:p text:style-name="P6"><text:span text:style-name="T21">from document(at=header, format='odt')</text:span></text:p></office:annotation><text:span text:style-name="T4">Import depuis header.odt</text:span></text:p></draw:text-box></draw:frame></text:p>
      <text:p text:style-name="UrbanTitle3"/>
      <text:p text:style-name="UrbanTitle3"/>
      <text:p text:style-name="UrbanTitle">Rapport du Collège</text:p>
      <text:p text:style-name="UrbanTitle3"/>
      <text:p text:style-name="P3">AMÉNAGEMENT DU TERRITOIRE ET URBANISME</text:p>
      <text:p text:style-name="P3">PERMIS D'URBANISME</text:p>
      <text:p text:style-name="P3">Décret du 27 novembre 1997 précisant les dispositions</text:p>
      <text:p text:style-name="P3">du Nouveau Code Wallon</text:p>
      <text:p text:style-name="UrbanTitle3"/>
      <text:p text:style-name="UrbanBody"><text:span text:style-name="T7"><office:annotation><dc:creator>Gauthier Bastien</dc:creator><dc:date>2011-01-13T14:56:41</dc:date><text:p text:style-name="P6"><text:span text:style-name="T21">do text</text:span></text:p><text:p text:style-name="P6"><text:span text:style-name="T21">from document(at=reference, format='odt')</text:span></text:p></office:annotation></text:span>Import depuis reference.odt</text:p>
      <text:p text:style-name="UrbanBody"/>
      <text:p text:style-name="UrbanBody"><office:annotation><dc:creator>Gauthier Bastien</dc:creator><dc:date>2011-02-16T16:12:24</dc:date><text:p text:style-name="P6"><text:span text:style-name="T20">do text if len(self.getApplicants()) &gt; 1</text:span></text:p></office:annotation><text:span text:style-name="T8">Demandeurs :</text:span> <text:text-input text:description="Demandeurs">self.getApplicantsSignaletic()</text:text-input></text:p>
      <text:p text:style-name="UrbanBody"><office:annotation><dc:creator>Gauthier Bastien</dc:creator><dc:date>2011-02-16T16:13:21</dc:date><text:p text:style-name="P6"><text:span text:style-name="T19">do text if not len(self.getApplicants()) &gt; 1</text:span></text:p></office:annotation><text:span text:style-name="T8">Demandeur :</text:span> <text:text-input text:description="Demandeurs">self.getApplicantsSignaletic()</text:text-input></text:p>
      <text:p text:style-name="UrbanBody"><text:span text:style-name="T8">Objet :</text:span> <text:text-input text:description="Objet des travaux">self.getLicenceSubject()</text:text-input></text:p>
      <text:p text:style-name="UrbanBody"><text:span text:style-name="T8">Situation :</text:span> <text:text-input text:description="Situation des travaux">self.getWorkLocationSignaletic()</text:text-input></text:p>
      <text:p text:style-name="UrbanBody"/>
      <text:p text:style-name="UrbanBody"/>
      <text:p text:style-name="UrbanBody">Le Collège communal,</text:p>
      <text:p text:style-name="UrbanBody"/>
      <text:p text:style-name="UrbanBody"/>
      <text:p text:style-name="UrbanBody"><text:span text:style-name="T3">Vu la demande de permis d’urbanisme introduite par </text:span><text:span text:style-name="T12">Monsieur </text:span><text:span text:style-name="T12"><text:text-input text:description="Demandeurs">self.getApplicantsSignaletic(withaddress=True)</text:text-input></text:span><text:span text:style-name="T11"> </text:span><text:span text:style-name="T3">relative à un bien sis </text:span><text:span text:style-name="T13">: </text:span><text:span text:style-name="T11"><text:text-input text:description="Situation des travaux">self.getWorkLocationSignaletic()</text:text-input></text:span> <text:span text:style-name="T3">- bien cadastré section</text:span><text:span text:style-name="T11"> </text:span><text:span text:style-name="T11"><text:text-input text:description="Bien-Parcelles">licence_view.get_parcels()</text:text-input></text:span></text:p>
      <text:p text:style-name="UrbanBody"><text:span text:style-name="T3">et tendant à réaliser les travaux suivants : </text:span><text:span text:style-name="T3"><text:text-input text:description="Objet des travaux">self.getLicenceSubject()</text:text-input></text:span><text:span text:style-name="T1">;</text:span></text:p>
      <text:p text:style-name="UrbanBody"/>
      <text:p text:style-name="UrbanBody"><text:span text:style-name="T3">Attendu que le récépissé de réception de cette demande porte la date du </text:span><text:span text:style-name="T11"><text:s/></text:span><text:span text:style-name="T11"><text:text-input text:description="Date du récépissé">tool.formatDate(self.getLastDeposit().getEventDate())</text:text-input></text:span><text:span text:style-name="T11"> </text:span><text:span text:style-name="T3">;</text:span></text:p>
      <text:p text:style-name="UrbanBody"><text:span text:style-name="T3">Attendu que l’accusé de réception de cette demande porte la date du </text:span><text:span text:style-name="T11"><text:text-input text:description="Date du récépissé">tool.formatDate(self.getLastAcknowledgment().getEventDate())</text:text-input></text:span><text:span text:style-name="T11"> </text:span><text:span text:style-name="T3">;</text:span></text:p>
      <text:p text:style-name="UrbanBody"/>
      <text:p text:style-name="UrbanBody">Vu le Code Wallon de l’Aménagement du Territoire, de l’Urbanisme, du Patrimoine et de l’Energie, en vigueur ;</text:p>
      <text:p text:style-name="UrbanBody"/>
      <text:p text:style-name="UrbanBody">Vu l’article LI 123-23 du Code de la Démocratie locale et de la Décentralisation ;</text:p>
      <text:p text:style-name="UrbanBody"/>
      <text:p text:style-name="UrbanBody">Vu le décret du 11 septembre 1985 organisant l'évaluation des incidences sur l'environnement dans la Région wallonne tel que modifié notamment par le décret du 11 mars 1999 relatif au permis d'environnement et le décret du 5 mai 2003 ainsi que par les arrêtés du Gouvernement wallon du 4 juillet 2002 respectivement relatifs à l'organisation de l'évaluation des incidences sur l'environnement et à la liste des projets soumis à étude d'incidences ;</text:p>
      <text:p text:style-name="UrbanBody"/>
      <text:p text:style-name="UrbanBody"><text:soft-page-break/></text:p>
      <text:p text:style-name="UrbanBody">Vu le schéma communal de structure approuvé par le Conseil Communal de La Louvière en séance du 18 octobre 2004 qui situe ce bien en <text:span text:style-name="T10"><text:text-input text:description="Bien-Parcelles">self.getValueForTemplate('SSC')</text:text-input></text:span><text:span text:style-name="T10">  </text:span><text:span text:style-name="T3">;</text:span></text:p>
      <text:p text:style-name="UrbanBody"/>
      <text:p text:style-name="UrbanBody">Considérant qu’au plan de secteur de La Louvière-Soignies, approuvé par arrêté de l’Exécutif Régional Wallon du 09.07.1987, Moniteur Belge du 05 juillet 1989, le projet se situe en</text:p>
      <text:p text:style-name="UrbanBody"><text:span text:style-name="T3"><text:text-input text:description="Bien-Parcelles">self.getValueForTemplate('folderZone')</text:text-input></text:span><text:span text:style-name="T3"> ;</text:span></text:p>
      <text:p text:style-name="UrbanBody"/>
      <text:p text:style-name="UrbanBody"><text:span text:style-name="T3">Considérant que selon le règlement communal d’urbanisme précité, le projet se situe en </text:span><text:span text:style-name="T10"><text:text-input text:description="Bien-Parcelles">self.getValueForTemplate('RCU')</text:text-input></text:span><text:span text:style-name="T10"> </text:span><text:span text:style-name="T3">;</text:span></text:p>
      <text:p text:style-name="UrbanBody"/>
      <text:p text:style-name="UrbanBody"><text:span text:style-name="T15"><office:annotation><dc:creator>sde </dc:creator><dc:date>2011-08-05T08:21:16</dc:date><text:p text:style-name="P6"><text:span text:style-name="T17">do text if not <text:s/>self.getIsInPCA()</text:span></text:p></office:annotation></text:span>Attendu qu'il n'existe pas, pour le territoire où se trouve situé le bien, de plan communal d’aménagement ;</text:p>
      <text:p text:style-name="UrbanBody"><text:span text:style-name="T15"><office:annotation><dc:creator>sde </dc:creator><dc:date>2011-08-05T08:21:16</dc:date><text:p text:style-name="P6"><text:span text:style-name="T17">do text if self.getIsInPCA()</text:span></text:p></office:annotation></text:span>Attendu qu'il existe, pour le territoire où se trouve situé le bien, un plan communal d’aménagement ;</text:p>
      <text:p text:style-name="UrbanBody"/>
      <text:p text:style-name="UrbanBody"><text:span text:style-name="T15"><office:annotation><dc:creator>sde </dc:creator><dc:date>2011-08-04T10:39:07</dc:date><text:p text:style-name="P6"><text:span text:style-name="T17">do text if not self.getIsInSubdivision()</text:span></text:p></office:annotation></text:span>Attendu qu'il n'existe pas pour le territoire où se trouve situé le bien, de lotissement dûment autorisé par le Collège Communal ; </text:p>
      <text:p text:style-name="UrbanBody"><text:span text:style-name="T15"><office:annotation><dc:creator>sde </dc:creator><dc:date>2011-08-04T10:39:07</dc:date><text:p text:style-name="P6"><text:span text:style-name="T17">do text if self.getIsInSubdivision()</text:span></text:p></office:annotation></text:span>Attendu qu'il existe pour le territoire où se trouve situé le bien, un lotissement dûment autorisé par le Collège Communal de réfèrence :</text:p>
      <text:p text:style-name="UrbanBody"><text:span text:style-name="T14"><office:annotation><dc:creator>sde </dc:creator><dc:date>2011-11-16T09:04:32</dc:date><text:p text:style-name="P6"><text:span text:style-name="T17">do text</text:span></text:p><text:p text:style-name="P6"><text:span text:style-name="T17">f</text:span><text:span text:style-name="T18">rom xhtml(self.getSubdivisionDetails())</text:span></text:p></office:annotation></text:span> </text:p>
      <text:p text:style-name="UrbanBody"/>
      <text:p text:style-name="UrbanBody">Considérant que conformément à l'article D68§1er du livre 1er du Code de l'Environnement, l'autorité qui a apprécié la recevabilité et la complétude du dossier de demande de permis, a également procédé à l'examen des incidences probables du projet sur l'environnement au sens large, sur base des critères de sélection pertinents visés à l'article D66. du livre 1er du Code de l'environnement ;</text:p>
      <text:p text:style-name="UrbanBody"/>
      <text:p text:style-name="UrbanBody">Considérant qu'il résultait des caractéristiques du projet, de son impact sur l'environnement pris au sens large, de sa localisation, qu'il n'y avait pas lieu de requérir la réalisation d'une étude d'incidences du projet sur l'environnement, qu'en outre le dossier permet d'appréhender de manière adéquate et suffisante les divers impacts du projet ;</text:p>
      <text:p text:style-name="UrbanBody"/>
      <text:p text:style-name="UrbanBody">[TEXTE LIBRE]</text:p>
      <text:p text:style-name="UrbanBody"/>
      <text:p text:style-name="P4"><text:span text:style-name="T5">DECIDE</text:span><text:span text:style-name="T3"> :</text:span></text:p>
      <text:p text:style-name="P4"/>
      <text:p text:style-name="P4"><text:span text:style-name="T5"><office:annotation><dc:creator>sde </dc:creator><dc:date>2011-09-07T10:49:05</dc:date><text:p text:style-name="P6"><text:span text:style-name="T16">do text if '330-2' in self.getInvestigationArticles()</text:span></text:p></office:annotation></text:span><text:span text:style-name="T5">Article unique</text:span><text:span text:style-name="T3"> : d'émettre un AVIS <text:s/></text:span><text:span text:style-name="T6"><text:text-input text:description="Décision">self.getValueForTemplate('decision', obj=urbanEventObj).upper()</text:text-input></text:span><text:span text:style-name="T3"> sur le projet de </text:span><text:span text:style-name="T11"><text:text-input text:description="Demandeurs">self.getApplicantsSignaletic()</text:text-input></text:span><text:span text:style-name="T11"> </text:span><text:span text:style-name="T3"><text:s/>et de solliciter l’avis</text:span><text:span text:style-name="T9"> </text:span><text:span text:style-name="T3">du Fonctionnaire délégué du S.P.W. – DGO4 – Direction de Charleroi.</text:span></text:p>
      <text:p text:style-name="P4"><text:span text:style-name="T5"><office:annotation><dc:creator>sde </dc:creator><dc:date>2011-09-07T10:49:05</dc:date><text:p text:style-name="P6"><text:span text:style-name="T16">do text if '330-2' not in self.getInvestigationArticles()</text:span></text:p></office:annotation></text:span><text:span text:style-name="T5">Article unique</text:span><text:span text:style-name="T3"> : d'émettre un AVIS <text:s/></text:span><text:span text:style-name="T6"><text:text-input text:description="Décision">self.getValueForTemplate('decision', obj=urbanEventObj).upper()</text:text-input></text:span><text:span text:style-name="T3"> sur le projet de </text:span><text:span text:style-name="T11"><text:text-input text:description="Demandeurs">self.getApplicantsSignaletic()</text:text-input></text:span><text:span text:style-name="T11"> </text:span><text:span text:style-name="T3">et de solliciter la décision</text:span><text:span text:style-name="T9"> </text:span><text:span text:style-name="T3">du Fonctionnaire délégué du S.P.W. – DGO4 – Direction de Charleroi.</text:span></text:p>
      <text:p text:style-name="P5"/>
      <text:p text:style-name="UrbanBody"><office:annotation><dc:date>2009-07-28T00:00:00</dc:date><text:p>do text</text:p><text:p>from xhtml(urbanEventObj.getDecisionText())</text:p></office:annotation>Texte avis</text:p>
    </office:text>
  </office:body>
</office:document-content>
</file>

<file path=content.xml><?xml version="1.0" encoding="utf-8"?>
<office:document-content xmlns:chart="urn:oasis:names:tc:opendocument:xmlns:chart:1.0" xmlns:css3t="http://www.w3.org/TR/css3-text/"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 svg:font-family="'DejaVu Sans'"/>
    <style:font-face style:font-family-generic="swiss" style:name="Waree" svg:font-family="Waree"/>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2" svg:font-family="'DejaVu Sans'"/>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1"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fo:font-weight="bold" style:font-name="Times New Roman1" style:font-size-asian="12pt" style:font-size-complex="12pt" style:font-weight-asian="bold" style:font-weight-complex="bold"/>
    </style:style>
    <style:style style:family="paragraph" style:name="P3" style:parent-style-name="UrbanTitle3">
      <style:paragraph-properties fo:text-align="center" style:justify-single-word="false"/>
    </style:style>
    <style:style style:family="paragraph" style:name="P4" style:parent-style-name="UrbanBody">
      <style:text-properties fo:font-size="12pt" style:font-name="Times New Roman1" style:font-size-asian="12pt" style:font-size-complex="12pt"/>
    </style:style>
    <style:style style:family="paragraph" style:name="P5" style:parent-style-name="UrbanBody">
      <style:text-properties fo:font-size="12pt" fo:font-style="normal" fo:font-weight="normal" style:font-name="Times New Roman1" style:font-size-asian="12pt" style:font-size-complex="12pt" style:font-style-asian="normal" style:font-weight-asian="normal"/>
    </style:style>
    <style:style style:family="paragraph" style:name="P6">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style>
    <style:style style:family="text" style:name="T2">
      <style:text-properties fo:font-style="normal" style:font-style-asian="normal" style:font-style-complex="normal"/>
    </style:style>
    <style:style style:family="text" style:name="T3">
      <style:text-properties fo:font-style="normal" fo:font-weight="normal" style:font-style-asian="normal" style:font-weight-asian="normal"/>
    </style:style>
    <style:style style:family="text" style:name="T4">
      <style:text-properties fo:font-style="normal" fo:font-weight="normal" style:font-style-asian="normal" style:font-style-complex="normal" style:font-weight-asian="normal" style:font-weight-complex="normal"/>
    </style:style>
    <style:style style:family="text" style:name="T5">
      <style:text-properties fo:font-style="normal" fo:font-weight="normal" style:font-style-asian="normal" style:font-weight-asian="normal" style:text-underline-color="font-color" style:text-underline-style="solid" style:text-underline-width="auto"/>
    </style:style>
    <style:style style:family="text" style:name="T6">
      <style:text-properties fo:font-style="normal" fo:font-weight="bold" style:font-style-asian="normal" style:font-weight-asian="bold" style:font-weight-complex="bold"/>
    </style:style>
    <style:style style:family="text" style:name="T7">
      <style:text-properties fo:font-size="12pt" style:font-name="Times New Roman1" style:font-size-asian="12pt" style:font-size-complex="12pt"/>
    </style:style>
    <style:style style:family="text" style:name="T8">
      <style:text-properties fo:font-weight="bold" style:font-weight-asian="bold" style:font-weight-complex="bold"/>
    </style:style>
    <style:style style:family="text" style:name="T9">
      <style:text-properties fo:font-style="normal" fo:font-weight="normal" style:font-style-asian="normal" style:font-weight-asian="normal" style:use-window-font-color="true"/>
    </style:style>
    <style:style style:family="text" style:name="T10">
      <style:text-properties fo:font-size="12pt" fo:font-style="normal" fo:font-weight="normal" style:font-name="Times New Roman1" style:font-size-asian="12pt" style:font-size-complex="12pt" style:font-style-asian="normal" style:font-weight-asian="normal" style:use-window-font-color="true"/>
    </style:style>
    <style:style style:family="text" style:name="T11">
      <style:text-properties fo:country="none" fo:font-style="normal" fo:font-weight="normal" fo:language="zxx" style:font-style-asian="normal" style:font-weight-asian="normal"/>
    </style:style>
    <style:style style:family="text" style:name="T12">
      <style:text-properties fo:country="none" fo:font-style="normal" fo:language="zxx" style:font-style-asian="normal"/>
    </style:style>
    <style:style style:family="text" style:name="T13">
      <style:text-properties fo:font-weight="normal" style:font-weight-asian="normal"/>
    </style:style>
    <style:style style:family="text" style:name="T14">
      <style:text-properties fo:font-weight="normal" style:font-weight-asian="normal" style:font-weight-complex="normal"/>
    </style:style>
    <style:style style:family="text" style:name="T15">
      <style:text-properties fo:font-size="11pt" style:font-size-asian="11pt" style:font-size-complex="11pt"/>
    </style:style>
    <style:style style:family="text" style:name="T16">
      <style:text-properties fo:country="BE" fo:font-size="10pt" fo:font-style="normal" fo:font-weight="normal" fo:language="fr" fo:letter-spacing="normal" fo:text-shadow="none" style:country-asian="CN" style:country-complex="IN" style:font-name="DejaVu Sans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17">
      <style:text-properties fo:color="#000000" fo:country="BE" fo:font-size="10pt" fo:font-style="normal" fo:font-weight="normal" fo:language="fr" fo:letter-spacing="normal" fo:text-shadow="none" style:country-asian="CN" style:country-complex="IN" style:font-name="DejaVu Sans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style>
    <style:style style:family="text" style:name="T18">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style>
    <style:style style:family="text" style:name="T19">
      <style:text-properties fo:color="#000000"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style>
    <style:style style:family="text" style:name="T20">
      <style:text-properties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21">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graphic" style:name="fr1" style:parent-style-name="Frame">
      <style:graphic-properties fo:background-color="transparent" fo:border="none" fo:margin-bottom="0cm" fo:margin-left="0cm" fo:margin-right="0cm" fo:margin-top="0cm" fo:padding="0cm" style:background-transparency="100%" style:horizontal-pos="from-left" style:horizontal-rel="page" style:number-wrapped-paragraphs="no-limit" style:shadow="none" style:vertical-pos="middle" style:vertical-rel="baseline" style:wrap="run-through">
        <style:background-image/>
      </style:graphic-properties>
    </style:style>
  </office:automatic-styles>
  <office:body>
    <office:text text:use-soft-page-breaks="true">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UrbanTitle3"><draw:frame draw:name="Cadre2" draw:style-name="fr1" draw:z-index="0" svg:width="7.128cm" text:anchor-type="as-char"><draw:text-box fo:min-height="5.226cm"><text:p text:style-name="P2"><office:annotation><dc:creator>Gauthier Bastien</dc:creator><dc:date>2011-01-13T14:56:41</dc:date><text:p text:style-name="P6"><text:span text:style-name="T21">do text</text:span></text:p><text:p text:style-name="P6"><text:span text:style-name="T21">from document(at=header, format='odt')</text:span></text:p></office:annotation><text:span text:style-name="T4">Import depuis header.odt</text:span></text:p></draw:text-box></draw:frame></text:p>
      <text:p text:style-name="UrbanTitle3"/>
      <text:p text:style-name="UrbanTitle3"/>
      <text:p text:style-name="UrbanTitle">Rapport du Collège</text:p>
      <text:p text:style-name="UrbanTitle3"/>
      <text:p text:style-name="P3">AMÉNAGEMENT DU TERRITOIRE ET URBANISME</text:p>
      <text:p text:style-name="P3">PERMIS D'URBANISME</text:p>
      <text:p text:style-name="P3">Décret du 27 novembre 1997 précisant les dispositions</text:p>
      <text:p text:style-name="P3">du Nouveau Code Wallon</text:p>
      <text:p text:style-name="UrbanTitle3"/>
      <text:p text:style-name="UrbanBody"><text:span text:style-name="T7"><office:annotation><dc:creator>Gauthier Bastien</dc:creator><dc:date>2011-01-13T14:56:41</dc:date><text:p text:style-name="P6"><text:span text:style-name="T21">do text</text:span></text:p><text:p text:style-name="P6"><text:span text:style-name="T21">from document(at=reference, format='odt')</text:span></text:p></office:annotation></text:span>Import depuis reference.odt</text:p>
      <text:p text:style-name="UrbanBody"/>
      <text:p text:style-name="UrbanBody"><office:annotation><dc:creator>Gauthier Bastien</dc:creator><dc:date>2011-02-16T16:12:24</dc:date><text:p text:style-name="P6"><text:span text:style-name="T20">do text if len(self.getApplicants()) &gt; 1</text:span></text:p></office:annotation><text:span text:style-name="T8">Demandeurs :</text:span> <text:text-input text:description="Demandeurs">self.getApplicantsSignaletic()</text:text-input></text:p>
      <text:p text:style-name="UrbanBody"><office:annotation><dc:creator>Gauthier Bastien</dc:creator><dc:date>2011-02-16T16:13:21</dc:date><text:p text:style-name="P6"><text:span text:style-name="T19">do text if not len(self.getApplicants()) &gt; 1</text:span></text:p></office:annotation><text:span text:style-name="T8">Demandeur :</text:span> <text:text-input text:description="Demandeurs">self.getApplicantsSignaletic()</text:text-input></text:p>
      <text:p text:style-name="UrbanBody"><text:span text:style-name="T8">Objet :</text:span> <text:text-input text:description="Objet des travaux">self.getLicenceSubject()</text:text-input></text:p>
      <text:p text:style-name="UrbanBody"><text:span text:style-name="T8">Situation :</text:span> <text:text-input text:description="Situation des travaux">self.getWorkLocationSignaletic()</text:text-input></text:p>
      <text:p text:style-name="UrbanBody"/>
      <text:p text:style-name="UrbanBody"/>
      <text:p text:style-name="UrbanBody">Le Collège communal,</text:p>
      <text:p text:style-name="UrbanBody"/>
      <text:p text:style-name="UrbanBody"/>
      <text:p text:style-name="UrbanBody"><text:span text:style-name="T3">Vu la demande de permis d’urbanisme introduite par </text:span><text:span text:style-name="T12">Monsieur </text:span><text:span text:style-name="T12"><text:text-input text:description="Demandeurs">self.getApplicantsSignaletic(withaddress=True)</text:text-input></text:span><text:span text:style-name="T11"> </text:span><text:span text:style-name="T3">relative à un bien sis </text:span><text:span text:style-name="T13">: </text:span><text:span text:style-name="T11"><text:text-input text:description="Situation des travaux">self.getWorkLocationSignaletic()</text:text-input></text:span> <text:span text:style-name="T3">- bien cadastré section</text:span><text:span text:style-name="T11"> </text:span><text:span text:style-name="T11"><text:text-input text:description="Bien-Parcelles">licence_view.get_parcels()</text:text-input></text:span></text:p>
      <text:p text:style-name="UrbanBody"><text:span text:style-name="T3">et tendant à réaliser les travaux suivants : </text:span><text:span text:style-name="T3"><text:text-input text:description="Objet des travaux">self.getLicenceSubject()</text:text-input></text:span><text:span text:style-name="T1">;</text:span></text:p>
      <text:p text:style-name="UrbanBody"/>
      <text:p text:style-name="UrbanBody"><text:span text:style-name="T3">Attendu que le récépissé de réception de cette demande porte la date du </text:span><text:span text:style-name="T11"><text:s/></text:span><text:span text:style-name="T11"><text:text-input text:description="Date du récépissé">tool.formatDate(self.getLastDeposit().getEventDate())</text:text-input></text:span><text:span text:style-name="T11"> </text:span><text:span text:style-name="T3">;</text:span></text:p>
      <text:p text:style-name="UrbanBody"><text:span text:style-name="T3">Attendu que l’accusé de réception de cette demande porte la date du </text:span><text:span text:style-name="T11"><text:text-input text:description="Date du récépissé">tool.formatDate(self.getLastAcknowledgment().getEventDate())</text:text-input></text:span><text:span text:style-name="T11"> </text:span><text:span text:style-name="T3">;</text:span></text:p>
      <text:p text:style-name="UrbanBody"/>
      <text:p text:style-name="UrbanBody">Vu le Code Wallon de l’Aménagement du Territoire, de l’Urbanisme, du Patrimoine et de l’Energie, en vigueur ;</text:p>
      <text:p text:style-name="UrbanBody"/>
      <text:p text:style-name="UrbanBody">Vu l’article LI 123-23 du Code de la Démocratie locale et de la Décentralisation ;</text:p>
      <text:p text:style-name="UrbanBody"/>
      <text:p text:style-name="UrbanBody">Vu le décret du 11 septembre 1985 organisant l'évaluation des incidences sur l'environnement dans la Région wallonne tel que modifié notamment par le décret du 11 mars 1999 relatif au permis d'environnement et le décret du 5 mai 2003 ainsi que par les arrêtés du Gouvernement wallon du 4 juillet 2002 respectivement relatifs à l'organisation de l'évaluation des incidences sur l'environnement et à la liste des projets soumis à étude d'incidences ;</text:p>
      <text:p text:style-name="UrbanBody"/>
      <text:p text:style-name="UrbanBody"><text:soft-page-break/></text:p>
      <text:p text:style-name="UrbanBody">Vu le schéma communal de structure approuvé par le Conseil Communal de La Louvière en séance du 18 octobre 2004 qui situe ce bien en <text:span text:style-name="T10"><text:text-input text:description="Bien-Parcelles">self.getValueForTemplate('SSC')</text:text-input></text:span><text:span text:style-name="T10">  </text:span><text:span text:style-name="T3">;</text:span></text:p>
      <text:p text:style-name="UrbanBody"/>
      <text:p text:style-name="UrbanBody">Considérant qu’au plan de secteur de La Louvière-Soignies, approuvé par arrêté de l’Exécutif Régional Wallon du 09.07.1987, Moniteur Belge du 05 juillet 1989, le projet se situe en</text:p>
      <text:p text:style-name="UrbanBody"><text:span text:style-name="T3"><text:text-input text:description="Bien-Parcelles">self.getValueForTemplate('folderZone')</text:text-input></text:span><text:span text:style-name="T3"> ;</text:span></text:p>
      <text:p text:style-name="UrbanBody"/>
      <text:p text:style-name="UrbanBody"><text:span text:style-name="T3">Considérant que selon le règlement communal d’urbanisme précité, le projet se situe en </text:span><text:span text:style-name="T10"><text:text-input text:description="Bien-Parcelles">self.getValueForTemplate('RCU')</text:text-input></text:span><text:span text:style-name="T10"> </text:span><text:span text:style-name="T3">;</text:span></text:p>
      <text:p text:style-name="UrbanBody"/>
      <text:p text:style-name="UrbanBody"><text:span text:style-name="T15"><office:annotation><dc:creator>sde </dc:creator><dc:date>2011-08-05T08:21:16</dc:date><text:p text:style-name="P6"><text:span text:style-name="T17">do text if not <text:s/>self.getIsInPCA()</text:span></text:p></office:annotation></text:span>Attendu qu'il n'existe pas, pour le territoire où se trouve situé le bien, de plan communal d’aménagement ;</text:p>
      <text:p text:style-name="UrbanBody"><text:span text:style-name="T15"><office:annotation><dc:creator>sde </dc:creator><dc:date>2011-08-05T08:21:16</dc:date><text:p text:style-name="P6"><text:span text:style-name="T17">do text if self.getIsInPCA()</text:span></text:p></office:annotation></text:span>Attendu qu'il existe, pour le territoire où se trouve situé le bien, un plan communal d’aménagement ;</text:p>
      <text:p text:style-name="UrbanBody"/>
      <text:p text:style-name="UrbanBody"><text:span text:style-name="T15"><office:annotation><dc:creator>sde </dc:creator><dc:date>2011-08-04T10:39:07</dc:date><text:p text:style-name="P6"><text:span text:style-name="T17">do text if not self.getIsInSubdivision()</text:span></text:p></office:annotation></text:span>Attendu qu'il n'existe pas pour le territoire où se trouve situé le bien, de lotissement dûment autorisé par le Collège Communal ; </text:p>
      <text:p text:style-name="UrbanBody"><text:span text:style-name="T15"><office:annotation><dc:creator>sde </dc:creator><dc:date>2011-08-04T10:39:07</dc:date><text:p text:style-name="P6"><text:span text:style-name="T17">do text if self.getIsInSubdivision()</text:span></text:p></office:annotation></text:span>Attendu qu'il existe pour le territoire où se trouve situé le bien, un lotissement dûment autorisé par le Collège Communal de réfèrence :</text:p>
      <text:p text:style-name="UrbanBody"><text:span text:style-name="T14"><office:annotation><dc:creator>sde </dc:creator><dc:date>2011-11-16T09:04:32</dc:date><text:p text:style-name="P6"><text:span text:style-name="T17">do text</text:span></text:p><text:p text:style-name="P6"><text:span text:style-name="T17">f</text:span><text:span text:style-name="T18">rom xhtml(self.getSubdivisionDetails())</text:span></text:p></office:annotation></text:span> </text:p>
      <text:p text:style-name="UrbanBody"/>
      <text:p text:style-name="UrbanBody">Considérant que conformément à l'article D68§1er du livre 1er du Code de l'Environnement, l'autorité qui a apprécié la recevabilité et la complétude du dossier de demande de permis, a également procédé à l'examen des incidences probables du projet sur l'environnement au sens large, sur base des critères de sélection pertinents visés à l'article D66. du livre 1er du Code de l'environnement ;</text:p>
      <text:p text:style-name="UrbanBody"/>
      <text:p text:style-name="UrbanBody">Considérant qu'il résultait des caractéristiques du projet, de son impact sur l'environnement pris au sens large, de sa localisation, qu'il n'y avait pas lieu de requérir la réalisation d'une étude d'incidences du projet sur l'environnement, qu'en outre le dossier permet d'appréhender de manière adéquate et suffisante les divers impacts du projet ;</text:p>
      <text:p text:style-name="UrbanBody"/>
      <text:p text:style-name="UrbanBody">[TEXTE LIBRE]</text:p>
      <text:p text:style-name="UrbanBody"/>
      <text:p text:style-name="P4"><text:span text:style-name="T5">DECIDE</text:span><text:span text:style-name="T3"> :</text:span></text:p>
      <text:p text:style-name="P4"/>
      <text:p text:style-name="P4"><text:span text:style-name="T5"><office:annotation><dc:creator>sde </dc:creator><dc:date>2011-09-07T10:49:05</dc:date><text:p text:style-name="P6"><text:span text:style-name="T16">do text if '330-2' in self.getInvestigationArticles()</text:span></text:p></office:annotation></text:span><text:span text:style-name="T5">Article unique</text:span><text:span text:style-name="T3"> : d'émettre un AVIS <text:s/></text:span><text:span text:style-name="T6"><text:text-input text:description="Décision">self.getValueForTemplate('decision', obj=urbanEventObj).upper()</text:text-input></text:span><text:span text:style-name="T3"> sur le projet de </text:span><text:span text:style-name="T11"><text:text-input text:description="Demandeurs">self.getApplicantsSignaletic()</text:text-input></text:span><text:span text:style-name="T11"> </text:span><text:span text:style-name="T3"><text:s/>et de solliciter l’avis</text:span><text:span text:style-name="T9"> </text:span><text:span text:style-name="T3">du Fonctionnaire délégué du S.P.W. – DGO4 – Direction de Charleroi.</text:span></text:p>
      <text:p text:style-name="P4"><text:span text:style-name="T5"><office:annotation><dc:creator>sde </dc:creator><dc:date>2011-09-07T10:49:05</dc:date><text:p text:style-name="P6"><text:span text:style-name="T16">do text if '330-2' not in self.getInvestigationArticles()</text:span></text:p></office:annotation></text:span><text:span text:style-name="T5">Article unique</text:span><text:span text:style-name="T3"> : d'émettre un AVIS <text:s/></text:span><text:span text:style-name="T6"><text:text-input text:description="Décision">self.getValueForTemplate('decision', obj=urbanEventObj).upper()</text:text-input></text:span><text:span text:style-name="T3"> sur le projet de </text:span><text:span text:style-name="T11"><text:text-input text:description="Demandeurs">self.getApplicantsSignaletic()</text:text-input></text:span><text:span text:style-name="T11"> </text:span><text:span text:style-name="T3">et de solliciter la décision</text:span><text:span text:style-name="T9"> </text:span><text:span text:style-name="T3">du Fonctionnaire délégué du S.P.W. – DGO4 – Direction de Charleroi.</text:span></text:p>
      <text:p text:style-name="P5"/>
      <text:p text:style-name="UrbanBody"><office:annotation><dc:date>2009-07-28T00:00:00</dc:date><text:p>do text</text:p><text:p>from xhtml(urbanEventObj.getDecisionText())</text:p></office:annotation>Texte avis</text:p>
    </office:text>
  </office:body>
</office:document-content>
</file>

<file path=content.xml><?xml version="1.0" encoding="utf-8"?>
<office:document-content xmlns:chart="urn:oasis:names:tc:opendocument:xmlns:chart:1.0" xmlns:css3t="http://www.w3.org/TR/css3-text/"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 svg:font-family="'DejaVu Sans'"/>
    <style:font-face style:font-family-generic="swiss" style:name="Waree" svg:font-family="Waree"/>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2" svg:font-family="'DejaVu Sans'"/>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1"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fo:font-weight="bold" style:font-name="Times New Roman1" style:font-size-asian="12pt" style:font-size-complex="12pt" style:font-weight-asian="bold" style:font-weight-complex="bold"/>
    </style:style>
    <style:style style:family="paragraph" style:name="P3" style:parent-style-name="UrbanTitle3">
      <style:paragraph-properties fo:text-align="center" style:justify-single-word="false"/>
    </style:style>
    <style:style style:family="paragraph" style:name="P4" style:parent-style-name="UrbanBody">
      <style:text-properties fo:font-size="12pt" style:font-name="Times New Roman1" style:font-size-asian="12pt" style:font-size-complex="12pt"/>
    </style:style>
    <style:style style:family="paragraph" style:name="P5" style:parent-style-name="UrbanBody">
      <style:text-properties fo:font-size="12pt" fo:font-style="normal" fo:font-weight="normal" style:font-name="Times New Roman1" style:font-size-asian="12pt" style:font-size-complex="12pt" style:font-style-asian="normal" style:font-weight-asian="normal"/>
    </style:style>
    <style:style style:family="paragraph" style:name="P6">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style>
    <style:style style:family="text" style:name="T2">
      <style:text-properties fo:font-style="normal" style:font-style-asian="normal" style:font-style-complex="normal"/>
    </style:style>
    <style:style style:family="text" style:name="T3">
      <style:text-properties fo:font-style="normal" fo:font-weight="normal" style:font-style-asian="normal" style:font-weight-asian="normal"/>
    </style:style>
    <style:style style:family="text" style:name="T4">
      <style:text-properties fo:font-style="normal" fo:font-weight="normal" style:font-style-asian="normal" style:font-style-complex="normal" style:font-weight-asian="normal" style:font-weight-complex="normal"/>
    </style:style>
    <style:style style:family="text" style:name="T5">
      <style:text-properties fo:font-style="normal" fo:font-weight="normal" style:font-style-asian="normal" style:font-weight-asian="normal" style:text-underline-color="font-color" style:text-underline-style="solid" style:text-underline-width="auto"/>
    </style:style>
    <style:style style:family="text" style:name="T6">
      <style:text-properties fo:font-style="normal" fo:font-weight="bold" style:font-style-asian="normal" style:font-weight-asian="bold" style:font-weight-complex="bold"/>
    </style:style>
    <style:style style:family="text" style:name="T7">
      <style:text-properties fo:font-size="12pt" style:font-name="Times New Roman1" style:font-size-asian="12pt" style:font-size-complex="12pt"/>
    </style:style>
    <style:style style:family="text" style:name="T8">
      <style:text-properties fo:font-weight="bold" style:font-weight-asian="bold" style:font-weight-complex="bold"/>
    </style:style>
    <style:style style:family="text" style:name="T9">
      <style:text-properties fo:font-style="normal" fo:font-weight="normal" style:font-style-asian="normal" style:font-weight-asian="normal" style:use-window-font-color="true"/>
    </style:style>
    <style:style style:family="text" style:name="T10">
      <style:text-properties fo:font-size="12pt" fo:font-style="normal" fo:font-weight="normal" style:font-name="Times New Roman1" style:font-size-asian="12pt" style:font-size-complex="12pt" style:font-style-asian="normal" style:font-weight-asian="normal" style:use-window-font-color="true"/>
    </style:style>
    <style:style style:family="text" style:name="T11">
      <style:text-properties fo:country="none" fo:font-style="normal" fo:font-weight="normal" fo:language="zxx" style:font-style-asian="normal" style:font-weight-asian="normal"/>
    </style:style>
    <style:style style:family="text" style:name="T12">
      <style:text-properties fo:country="none" fo:font-style="normal" fo:language="zxx" style:font-style-asian="normal"/>
    </style:style>
    <style:style style:family="text" style:name="T13">
      <style:text-properties fo:font-weight="normal" style:font-weight-asian="normal"/>
    </style:style>
    <style:style style:family="text" style:name="T14">
      <style:text-properties fo:font-weight="normal" style:font-weight-asian="normal" style:font-weight-complex="normal"/>
    </style:style>
    <style:style style:family="text" style:name="T15">
      <style:text-properties fo:font-size="11pt" style:font-size-asian="11pt" style:font-size-complex="11pt"/>
    </style:style>
    <style:style style:family="text" style:name="T16">
      <style:text-properties fo:country="BE" fo:font-size="10pt" fo:font-style="normal" fo:font-weight="normal" fo:language="fr" fo:letter-spacing="normal" fo:text-shadow="none" style:country-asian="CN" style:country-complex="IN" style:font-name="DejaVu Sans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17">
      <style:text-properties fo:color="#000000" fo:country="BE" fo:font-size="10pt" fo:font-style="normal" fo:font-weight="normal" fo:language="fr" fo:letter-spacing="normal" fo:text-shadow="none" style:country-asian="CN" style:country-complex="IN" style:font-name="DejaVu Sans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style>
    <style:style style:family="text" style:name="T18">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style>
    <style:style style:family="text" style:name="T19">
      <style:text-properties fo:color="#000000"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style>
    <style:style style:family="text" style:name="T20">
      <style:text-properties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21">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graphic" style:name="fr1" style:parent-style-name="Frame">
      <style:graphic-properties fo:background-color="transparent" fo:border="none" fo:margin-bottom="0cm" fo:margin-left="0cm" fo:margin-right="0cm" fo:margin-top="0cm" fo:padding="0cm" style:background-transparency="100%" style:horizontal-pos="from-left" style:horizontal-rel="page" style:number-wrapped-paragraphs="no-limit" style:shadow="none" style:vertical-pos="middle" style:vertical-rel="baseline" style:wrap="run-through">
        <style:background-image/>
      </style:graphic-properties>
    </style:style>
  </office:automatic-styles>
  <office:body>
    <office:text text:use-soft-page-breaks="true">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UrbanTitle3"><draw:frame draw:name="Cadre2" draw:style-name="fr1" draw:z-index="0" svg:width="7.128cm" text:anchor-type="as-char"><draw:text-box fo:min-height="5.226cm"><text:p text:style-name="P2"><office:annotation><dc:creator>Gauthier Bastien</dc:creator><dc:date>2011-01-13T14:56:41</dc:date><text:p text:style-name="P6"><text:span text:style-name="T21">do text</text:span></text:p><text:p text:style-name="P6"><text:span text:style-name="T21">from document(at=header, format='odt')</text:span></text:p></office:annotation><text:span text:style-name="T4">Import depuis header.odt</text:span></text:p></draw:text-box></draw:frame></text:p>
      <text:p text:style-name="UrbanTitle3"/>
      <text:p text:style-name="UrbanTitle3"/>
      <text:p text:style-name="UrbanTitle">Rapport du Collège</text:p>
      <text:p text:style-name="UrbanTitle3"/>
      <text:p text:style-name="P3">AMÉNAGEMENT DU TERRITOIRE ET URBANISME</text:p>
      <text:p text:style-name="P3">PERMIS D'URBANISME</text:p>
      <text:p text:style-name="P3">Décret du 27 novembre 1997 précisant les dispositions</text:p>
      <text:p text:style-name="P3">du Nouveau Code Wallon</text:p>
      <text:p text:style-name="UrbanTitle3"/>
      <text:p text:style-name="UrbanBody"><text:span text:style-name="T7"><office:annotation><dc:creator>Gauthier Bastien</dc:creator><dc:date>2011-01-13T14:56:41</dc:date><text:p text:style-name="P6"><text:span text:style-name="T21">do text</text:span></text:p><text:p text:style-name="P6"><text:span text:style-name="T21">from document(at=reference, format='odt')</text:span></text:p></office:annotation></text:span>Import depuis reference.odt</text:p>
      <text:p text:style-name="UrbanBody"/>
      <text:p text:style-name="UrbanBody"><office:annotation><dc:creator>Gauthier Bastien</dc:creator><dc:date>2011-02-16T16:12:24</dc:date><text:p text:style-name="P6"><text:span text:style-name="T20">do text if len(self.getApplicants()) &gt; 1</text:span></text:p></office:annotation><text:span text:style-name="T8">Demandeurs :</text:span> <text:text-input text:description="Demandeurs">self.getApplicantsSignaletic()</text:text-input></text:p>
      <text:p text:style-name="UrbanBody"><office:annotation><dc:creator>Gauthier Bastien</dc:creator><dc:date>2011-02-16T16:13:21</dc:date><text:p text:style-name="P6"><text:span text:style-name="T19">do text if not len(self.getApplicants()) &gt; 1</text:span></text:p></office:annotation><text:span text:style-name="T8">Demandeur :</text:span> <text:text-input text:description="Demandeurs">self.getApplicantsSignaletic()</text:text-input></text:p>
      <text:p text:style-name="UrbanBody"><text:span text:style-name="T8">Objet :</text:span> <text:text-input text:description="Objet des travaux">self.getLicenceSubject()</text:text-input></text:p>
      <text:p text:style-name="UrbanBody"><text:span text:style-name="T8">Situation :</text:span> <text:text-input text:description="Situation des travaux">self.getWorkLocationSignaletic()</text:text-input></text:p>
      <text:p text:style-name="UrbanBody"/>
      <text:p text:style-name="UrbanBody"/>
      <text:p text:style-name="UrbanBody">Le Collège communal,</text:p>
      <text:p text:style-name="UrbanBody"/>
      <text:p text:style-name="UrbanBody"/>
      <text:p text:style-name="UrbanBody"><text:span text:style-name="T3">Vu la demande de permis d’urbanisme introduite par </text:span><text:span text:style-name="T12">Monsieur </text:span><text:span text:style-name="T12"><text:text-input text:description="Demandeurs">self.getApplicantsSignaletic(withaddress=True)</text:text-input></text:span><text:span text:style-name="T11"> </text:span><text:span text:style-name="T3">relative à un bien sis </text:span><text:span text:style-name="T13">: </text:span><text:span text:style-name="T11"><text:text-input text:description="Situation des travaux">self.getWorkLocationSignaletic()</text:text-input></text:span> <text:span text:style-name="T3">- bien cadastré section</text:span><text:span text:style-name="T11"> </text:span><text:span text:style-name="T11"><text:text-input text:description="Bien-Parcelles">licence_view.get_parcels()</text:text-input></text:span></text:p>
      <text:p text:style-name="UrbanBody"><text:span text:style-name="T3">et tendant à réaliser les travaux suivants : </text:span><text:span text:style-name="T3"><text:text-input text:description="Objet des travaux">self.getLicenceSubject()</text:text-input></text:span><text:span text:style-name="T1">;</text:span></text:p>
      <text:p text:style-name="UrbanBody"/>
      <text:p text:style-name="UrbanBody"><text:span text:style-name="T3">Attendu que le récépissé de réception de cette demande porte la date du </text:span><text:span text:style-name="T11"><text:s/></text:span><text:span text:style-name="T11"><text:text-input text:description="Date du récépissé">tool.formatDate(self.getLastDeposit().getEventDate())</text:text-input></text:span><text:span text:style-name="T11"> </text:span><text:span text:style-name="T3">;</text:span></text:p>
      <text:p text:style-name="UrbanBody"><text:span text:style-name="T3">Attendu que l’accusé de réception de cette demande porte la date du </text:span><text:span text:style-name="T11"><text:text-input text:description="Date du récépissé">tool.formatDate(self.getLastAcknowledgment().getEventDate())</text:text-input></text:span><text:span text:style-name="T11"> </text:span><text:span text:style-name="T3">;</text:span></text:p>
      <text:p text:style-name="UrbanBody"/>
      <text:p text:style-name="UrbanBody">Vu le Code Wallon de l’Aménagement du Territoire, de l’Urbanisme, du Patrimoine et de l’Energie, en vigueur ;</text:p>
      <text:p text:style-name="UrbanBody"/>
      <text:p text:style-name="UrbanBody">Vu l’article LI 123-23 du Code de la Démocratie locale et de la Décentralisation ;</text:p>
      <text:p text:style-name="UrbanBody"/>
      <text:p text:style-name="UrbanBody">Vu le décret du 11 septembre 1985 organisant l'évaluation des incidences sur l'environnement dans la Région wallonne tel que modifié notamment par le décret du 11 mars 1999 relatif au permis d'environnement et le décret du 5 mai 2003 ainsi que par les arrêtés du Gouvernement wallon du 4 juillet 2002 respectivement relatifs à l'organisation de l'évaluation des incidences sur l'environnement et à la liste des projets soumis à étude d'incidences ;</text:p>
      <text:p text:style-name="UrbanBody"/>
      <text:p text:style-name="UrbanBody"><text:soft-page-break/></text:p>
      <text:p text:style-name="UrbanBody">Vu le schéma communal de structure approuvé par le Conseil Communal de La Louvière en séance du 18 octobre 2004 qui situe ce bien en <text:span text:style-name="T10"><text:text-input text:description="Bien-Parcelles">self.getValueForTemplate('SSC')</text:text-input></text:span><text:span text:style-name="T10">  </text:span><text:span text:style-name="T3">;</text:span></text:p>
      <text:p text:style-name="UrbanBody"/>
      <text:p text:style-name="UrbanBody">Considérant qu’au plan de secteur de La Louvière-Soignies, approuvé par arrêté de l’Exécutif Régional Wallon du 09.07.1987, Moniteur Belge du 05 juillet 1989, le projet se situe en</text:p>
      <text:p text:style-name="UrbanBody"><text:span text:style-name="T3"><text:text-input text:description="Bien-Parcelles">self.getValueForTemplate('folderZone')</text:text-input></text:span><text:span text:style-name="T3"> ;</text:span></text:p>
      <text:p text:style-name="UrbanBody"/>
      <text:p text:style-name="UrbanBody"><text:span text:style-name="T3">Considérant que selon le règlement communal d’urbanisme précité, le projet se situe en </text:span><text:span text:style-name="T10"><text:text-input text:description="Bien-Parcelles">self.getValueForTemplate('RCU')</text:text-input></text:span><text:span text:style-name="T10"> </text:span><text:span text:style-name="T3">;</text:span></text:p>
      <text:p text:style-name="UrbanBody"/>
      <text:p text:style-name="UrbanBody"><text:span text:style-name="T15"><office:annotation><dc:creator>sde </dc:creator><dc:date>2011-08-05T08:21:16</dc:date><text:p text:style-name="P6"><text:span text:style-name="T17">do text if not <text:s/>self.getIsInPCA()</text:span></text:p></office:annotation></text:span>Attendu qu'il n'existe pas, pour le territoire où se trouve situé le bien, de plan communal d’aménagement ;</text:p>
      <text:p text:style-name="UrbanBody"><text:span text:style-name="T15"><office:annotation><dc:creator>sde </dc:creator><dc:date>2011-08-05T08:21:16</dc:date><text:p text:style-name="P6"><text:span text:style-name="T17">do text if self.getIsInPCA()</text:span></text:p></office:annotation></text:span>Attendu qu'il existe, pour le territoire où se trouve situé le bien, un plan communal d’aménagement ;</text:p>
      <text:p text:style-name="UrbanBody"/>
      <text:p text:style-name="UrbanBody"><text:span text:style-name="T15"><office:annotation><dc:creator>sde </dc:creator><dc:date>2011-08-04T10:39:07</dc:date><text:p text:style-name="P6"><text:span text:style-name="T17">do text if not self.getIsInSubdivision()</text:span></text:p></office:annotation></text:span>Attendu qu'il n'existe pas pour le territoire où se trouve situé le bien, de lotissement dûment autorisé par le Collège Communal ; </text:p>
      <text:p text:style-name="UrbanBody"><text:span text:style-name="T15"><office:annotation><dc:creator>sde </dc:creator><dc:date>2011-08-04T10:39:07</dc:date><text:p text:style-name="P6"><text:span text:style-name="T17">do text if self.getIsInSubdivision()</text:span></text:p></office:annotation></text:span>Attendu qu'il existe pour le territoire où se trouve situé le bien, un lotissement dûment autorisé par le Collège Communal de réfèrence :</text:p>
      <text:p text:style-name="UrbanBody"><text:span text:style-name="T14"><office:annotation><dc:creator>sde </dc:creator><dc:date>2011-11-16T09:04:32</dc:date><text:p text:style-name="P6"><text:span text:style-name="T17">do text</text:span></text:p><text:p text:style-name="P6"><text:span text:style-name="T17">f</text:span><text:span text:style-name="T18">rom xhtml(self.getSubdivisionDetails())</text:span></text:p></office:annotation></text:span> </text:p>
      <text:p text:style-name="UrbanBody"/>
      <text:p text:style-name="UrbanBody">Considérant que conformément à l'article D68§1er du livre 1er du Code de l'Environnement, l'autorité qui a apprécié la recevabilité et la complétude du dossier de demande de permis, a également procédé à l'examen des incidences probables du projet sur l'environnement au sens large, sur base des critères de sélection pertinents visés à l'article D66. du livre 1er du Code de l'environnement ;</text:p>
      <text:p text:style-name="UrbanBody"/>
      <text:p text:style-name="UrbanBody">Considérant qu'il résultait des caractéristiques du projet, de son impact sur l'environnement pris au sens large, de sa localisation, qu'il n'y avait pas lieu de requérir la réalisation d'une étude d'incidences du projet sur l'environnement, qu'en outre le dossier permet d'appréhender de manière adéquate et suffisante les divers impacts du projet ;</text:p>
      <text:p text:style-name="UrbanBody"/>
      <text:p text:style-name="UrbanBody">[TEXTE LIBRE]</text:p>
      <text:p text:style-name="UrbanBody"/>
      <text:p text:style-name="P4"><text:span text:style-name="T5">DECIDE</text:span><text:span text:style-name="T3"> :</text:span></text:p>
      <text:p text:style-name="P4"/>
      <text:p text:style-name="P4"><text:span text:style-name="T5"><office:annotation><dc:creator>sde </dc:creator><dc:date>2011-09-07T10:49:05</dc:date><text:p text:style-name="P6"><text:span text:style-name="T16">do text if '330-2' in self.getInvestigationArticles()</text:span></text:p></office:annotation></text:span><text:span text:style-name="T5">Article unique</text:span><text:span text:style-name="T3"> : d'émettre un AVIS <text:s/></text:span><text:span text:style-name="T6"><text:text-input text:description="Décision">self.getValueForTemplate('decision', obj=urbanEventObj).upper()</text:text-input></text:span><text:span text:style-name="T3"> sur le projet de </text:span><text:span text:style-name="T11"><text:text-input text:description="Demandeurs">self.getApplicantsSignaletic()</text:text-input></text:span><text:span text:style-name="T11"> </text:span><text:span text:style-name="T3"><text:s/>et de solliciter l’avis</text:span><text:span text:style-name="T9"> </text:span><text:span text:style-name="T3">du Fonctionnaire délégué du S.P.W. – DGO4 – Direction de Charleroi.</text:span></text:p>
      <text:p text:style-name="P4"><text:span text:style-name="T5"><office:annotation><dc:creator>sde </dc:creator><dc:date>2011-09-07T10:49:05</dc:date><text:p text:style-name="P6"><text:span text:style-name="T16">do text if '330-2' not in self.getInvestigationArticles()</text:span></text:p></office:annotation></text:span><text:span text:style-name="T5">Article unique</text:span><text:span text:style-name="T3"> : d'émettre un AVIS <text:s/></text:span><text:span text:style-name="T6"><text:text-input text:description="Décision">self.getValueForTemplate('decision', obj=urbanEventObj).upper()</text:text-input></text:span><text:span text:style-name="T3"> sur le projet de </text:span><text:span text:style-name="T11"><text:text-input text:description="Demandeurs">self.getApplicantsSignaletic()</text:text-input></text:span><text:span text:style-name="T11"> </text:span><text:span text:style-name="T3">et de solliciter la décision</text:span><text:span text:style-name="T9"> </text:span><text:span text:style-name="T3">du Fonctionnaire délégué du S.P.W. – DGO4 – Direction de Charleroi.</text:span></text:p>
      <text:p text:style-name="P5"/>
      <text:p text:style-name="UrbanBody"><office:annotation><dc:date>2009-07-28T00:00:00</dc:date><text:p>do text</text:p><text:p>from xhtml(urbanEventObj.getDecisionText())</text:p></office:annotation>Texte avis</text:p>
    </office:text>
  </office:body>
</office:document-content>
</file>

<file path=content.xml><?xml version="1.0" encoding="utf-8"?>
<office:document-content xmlns:chart="urn:oasis:names:tc:opendocument:xmlns:chart:1.0" xmlns:css3t="http://www.w3.org/TR/css3-text/"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 svg:font-family="'DejaVu Sans'"/>
    <style:font-face style:font-family-generic="swiss" style:name="Waree" svg:font-family="Waree"/>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2" svg:font-family="'DejaVu Sans'"/>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1"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fo:font-weight="bold" style:font-name="Times New Roman1" style:font-size-asian="12pt" style:font-size-complex="12pt" style:font-weight-asian="bold" style:font-weight-complex="bold"/>
    </style:style>
    <style:style style:family="paragraph" style:name="P3" style:parent-style-name="UrbanTitle3">
      <style:paragraph-properties fo:text-align="center" style:justify-single-word="false"/>
    </style:style>
    <style:style style:family="paragraph" style:name="P4" style:parent-style-name="UrbanBody">
      <style:text-properties fo:font-size="12pt" style:font-name="Times New Roman1" style:font-size-asian="12pt" style:font-size-complex="12pt"/>
    </style:style>
    <style:style style:family="paragraph" style:name="P5" style:parent-style-name="UrbanBody">
      <style:text-properties fo:font-size="12pt" fo:font-style="normal" fo:font-weight="normal" style:font-name="Times New Roman1" style:font-size-asian="12pt" style:font-size-complex="12pt" style:font-style-asian="normal" style:font-weight-asian="normal"/>
    </style:style>
    <style:style style:family="paragraph" style:name="P6">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style>
    <style:style style:family="text" style:name="T2">
      <style:text-properties fo:font-style="normal" style:font-style-asian="normal" style:font-style-complex="normal"/>
    </style:style>
    <style:style style:family="text" style:name="T3">
      <style:text-properties fo:font-style="normal" fo:font-weight="normal" style:font-style-asian="normal" style:font-weight-asian="normal"/>
    </style:style>
    <style:style style:family="text" style:name="T4">
      <style:text-properties fo:font-style="normal" fo:font-weight="normal" style:font-style-asian="normal" style:font-style-complex="normal" style:font-weight-asian="normal" style:font-weight-complex="normal"/>
    </style:style>
    <style:style style:family="text" style:name="T5">
      <style:text-properties fo:font-style="normal" fo:font-weight="normal" style:font-style-asian="normal" style:font-weight-asian="normal" style:text-underline-color="font-color" style:text-underline-style="solid" style:text-underline-width="auto"/>
    </style:style>
    <style:style style:family="text" style:name="T6">
      <style:text-properties fo:font-style="normal" fo:font-weight="bold" style:font-style-asian="normal" style:font-weight-asian="bold" style:font-weight-complex="bold"/>
    </style:style>
    <style:style style:family="text" style:name="T7">
      <style:text-properties fo:font-size="12pt" style:font-name="Times New Roman1" style:font-size-asian="12pt" style:font-size-complex="12pt"/>
    </style:style>
    <style:style style:family="text" style:name="T8">
      <style:text-properties fo:font-weight="bold" style:font-weight-asian="bold" style:font-weight-complex="bold"/>
    </style:style>
    <style:style style:family="text" style:name="T9">
      <style:text-properties fo:font-style="normal" fo:font-weight="normal" style:font-style-asian="normal" style:font-weight-asian="normal" style:use-window-font-color="true"/>
    </style:style>
    <style:style style:family="text" style:name="T10">
      <style:text-properties fo:font-size="12pt" fo:font-style="normal" fo:font-weight="normal" style:font-name="Times New Roman1" style:font-size-asian="12pt" style:font-size-complex="12pt" style:font-style-asian="normal" style:font-weight-asian="normal" style:use-window-font-color="true"/>
    </style:style>
    <style:style style:family="text" style:name="T11">
      <style:text-properties fo:country="none" fo:font-style="normal" fo:font-weight="normal" fo:language="zxx" style:font-style-asian="normal" style:font-weight-asian="normal"/>
    </style:style>
    <style:style style:family="text" style:name="T12">
      <style:text-properties fo:country="none" fo:font-style="normal" fo:language="zxx" style:font-style-asian="normal"/>
    </style:style>
    <style:style style:family="text" style:name="T13">
      <style:text-properties fo:font-weight="normal" style:font-weight-asian="normal"/>
    </style:style>
    <style:style style:family="text" style:name="T14">
      <style:text-properties fo:font-weight="normal" style:font-weight-asian="normal" style:font-weight-complex="normal"/>
    </style:style>
    <style:style style:family="text" style:name="T15">
      <style:text-properties fo:font-size="11pt" style:font-size-asian="11pt" style:font-size-complex="11pt"/>
    </style:style>
    <style:style style:family="text" style:name="T16">
      <style:text-properties fo:country="BE" fo:font-size="10pt" fo:font-style="normal" fo:font-weight="normal" fo:language="fr" fo:letter-spacing="normal" fo:text-shadow="none" style:country-asian="CN" style:country-complex="IN" style:font-name="DejaVu Sans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17">
      <style:text-properties fo:color="#000000" fo:country="BE" fo:font-size="10pt" fo:font-style="normal" fo:font-weight="normal" fo:language="fr" fo:letter-spacing="normal" fo:text-shadow="none" style:country-asian="CN" style:country-complex="IN" style:font-name="DejaVu Sans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style>
    <style:style style:family="text" style:name="T18">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style>
    <style:style style:family="text" style:name="T19">
      <style:text-properties fo:color="#000000"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style>
    <style:style style:family="text" style:name="T20">
      <style:text-properties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21">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graphic" style:name="fr1" style:parent-style-name="Frame">
      <style:graphic-properties fo:background-color="transparent" fo:border="none" fo:margin-bottom="0cm" fo:margin-left="0cm" fo:margin-right="0cm" fo:margin-top="0cm" fo:padding="0cm" style:background-transparency="100%" style:horizontal-pos="from-left" style:horizontal-rel="page" style:number-wrapped-paragraphs="no-limit" style:shadow="none" style:vertical-pos="middle" style:vertical-rel="baseline" style:wrap="run-through">
        <style:background-image/>
      </style:graphic-properties>
    </style:style>
  </office:automatic-styles>
  <office:body>
    <office:text text:use-soft-page-breaks="true">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UrbanTitle3"><draw:frame draw:name="Cadre2" draw:style-name="fr1" draw:z-index="0" svg:width="7.128cm" text:anchor-type="as-char"><draw:text-box fo:min-height="5.226cm"><text:p text:style-name="P2"><office:annotation><dc:creator>Gauthier Bastien</dc:creator><dc:date>2011-01-13T14:56:41</dc:date><text:p text:style-name="P6"><text:span text:style-name="T21">do text</text:span></text:p><text:p text:style-name="P6"><text:span text:style-name="T21">from document(at=header, format='odt')</text:span></text:p></office:annotation><text:span text:style-name="T4">Import depuis header.odt</text:span></text:p></draw:text-box></draw:frame></text:p>
      <text:p text:style-name="UrbanTitle3"/>
      <text:p text:style-name="UrbanTitle3"/>
      <text:p text:style-name="UrbanTitle">Rapport du Collège</text:p>
      <text:p text:style-name="UrbanTitle3"/>
      <text:p text:style-name="P3">AMÉNAGEMENT DU TERRITOIRE ET URBANISME</text:p>
      <text:p text:style-name="P3">PERMIS D'URBANISME</text:p>
      <text:p text:style-name="P3">Décret du 27 novembre 1997 précisant les dispositions</text:p>
      <text:p text:style-name="P3">du Nouveau Code Wallon</text:p>
      <text:p text:style-name="UrbanTitle3"/>
      <text:p text:style-name="UrbanBody"><text:span text:style-name="T7"><office:annotation><dc:creator>Gauthier Bastien</dc:creator><dc:date>2011-01-13T14:56:41</dc:date><text:p text:style-name="P6"><text:span text:style-name="T21">do text</text:span></text:p><text:p text:style-name="P6"><text:span text:style-name="T21">from document(at=reference, format='odt')</text:span></text:p></office:annotation></text:span>Import depuis reference.odt</text:p>
      <text:p text:style-name="UrbanBody"/>
      <text:p text:style-name="UrbanBody"><office:annotation><dc:creator>Gauthier Bastien</dc:creator><dc:date>2011-02-16T16:12:24</dc:date><text:p text:style-name="P6"><text:span text:style-name="T20">do text if len(self.getApplicants()) &gt; 1</text:span></text:p></office:annotation><text:span text:style-name="T8">Demandeurs :</text:span> <text:text-input text:description="Demandeurs">self.getApplicantsSignaletic()</text:text-input></text:p>
      <text:p text:style-name="UrbanBody"><office:annotation><dc:creator>Gauthier Bastien</dc:creator><dc:date>2011-02-16T16:13:21</dc:date><text:p text:style-name="P6"><text:span text:style-name="T19">do text if not len(self.getApplicants()) &gt; 1</text:span></text:p></office:annotation><text:span text:style-name="T8">Demandeur :</text:span> <text:text-input text:description="Demandeurs">self.getApplicantsSignaletic()</text:text-input></text:p>
      <text:p text:style-name="UrbanBody"><text:span text:style-name="T8">Objet :</text:span> <text:text-input text:description="Objet des travaux">self.getLicenceSubject()</text:text-input></text:p>
      <text:p text:style-name="UrbanBody"><text:span text:style-name="T8">Situation :</text:span> <text:text-input text:description="Situation des travaux">self.getWorkLocationSignaletic()</text:text-input></text:p>
      <text:p text:style-name="UrbanBody"/>
      <text:p text:style-name="UrbanBody"/>
      <text:p text:style-name="UrbanBody">Le Collège communal,</text:p>
      <text:p text:style-name="UrbanBody"/>
      <text:p text:style-name="UrbanBody"/>
      <text:p text:style-name="UrbanBody"><text:span text:style-name="T3">Vu la demande de permis d’urbanisme introduite par </text:span><text:span text:style-name="T12">Monsieur </text:span><text:span text:style-name="T12"><text:text-input text:description="Demandeurs">self.getApplicantsSignaletic(withaddress=True)</text:text-input></text:span><text:span text:style-name="T11"> </text:span><text:span text:style-name="T3">relative à un bien sis </text:span><text:span text:style-name="T13">: </text:span><text:span text:style-name="T11"><text:text-input text:description="Situation des travaux">self.getWorkLocationSignaletic()</text:text-input></text:span> <text:span text:style-name="T3">- bien cadastré section</text:span><text:span text:style-name="T11"> </text:span><text:span text:style-name="T11"><text:text-input text:description="Bien-Parcelles">licence_view.get_parcels()</text:text-input></text:span></text:p>
      <text:p text:style-name="UrbanBody"><text:span text:style-name="T3">et tendant à réaliser les travaux suivants : </text:span><text:span text:style-name="T3"><text:text-input text:description="Objet des travaux">self.getLicenceSubject()</text:text-input></text:span><text:span text:style-name="T1">;</text:span></text:p>
      <text:p text:style-name="UrbanBody"/>
      <text:p text:style-name="UrbanBody"><text:span text:style-name="T3">Attendu que le récépissé de réception de cette demande porte la date du </text:span><text:span text:style-name="T11"><text:s/></text:span><text:span text:style-name="T11"><text:text-input text:description="Date du récépissé">tool.formatDate(self.getLastDeposit().getEventDate())</text:text-input></text:span><text:span text:style-name="T11"> </text:span><text:span text:style-name="T3">;</text:span></text:p>
      <text:p text:style-name="UrbanBody"><text:span text:style-name="T3">Attendu que l’accusé de réception de cette demande porte la date du </text:span><text:span text:style-name="T11"><text:text-input text:description="Date du récépissé">tool.formatDate(self.getLastAcknowledgment().getEventDate())</text:text-input></text:span><text:span text:style-name="T11"> </text:span><text:span text:style-name="T3">;</text:span></text:p>
      <text:p text:style-name="UrbanBody"/>
      <text:p text:style-name="UrbanBody">Vu le Code Wallon de l’Aménagement du Territoire, de l’Urbanisme, du Patrimoine et de l’Energie, en vigueur ;</text:p>
      <text:p text:style-name="UrbanBody"/>
      <text:p text:style-name="UrbanBody">Vu l’article LI 123-23 du Code de la Démocratie locale et de la Décentralisation ;</text:p>
      <text:p text:style-name="UrbanBody"/>
      <text:p text:style-name="UrbanBody">Vu le décret du 11 septembre 1985 organisant l'évaluation des incidences sur l'environnement dans la Région wallonne tel que modifié notamment par le décret du 11 mars 1999 relatif au permis d'environnement et le décret du 5 mai 2003 ainsi que par les arrêtés du Gouvernement wallon du 4 juillet 2002 respectivement relatifs à l'organisation de l'évaluation des incidences sur l'environnement et à la liste des projets soumis à étude d'incidences ;</text:p>
      <text:p text:style-name="UrbanBody"/>
      <text:p text:style-name="UrbanBody"><text:soft-page-break/></text:p>
      <text:p text:style-name="UrbanBody">Vu le schéma communal de structure approuvé par le Conseil Communal de La Louvière en séance du 18 octobre 2004 qui situe ce bien en <text:span text:style-name="T10"><text:text-input text:description="Bien-Parcelles">self.getValueForTemplate('SSC')</text:text-input></text:span><text:span text:style-name="T10">  </text:span><text:span text:style-name="T3">;</text:span></text:p>
      <text:p text:style-name="UrbanBody"/>
      <text:p text:style-name="UrbanBody">Considérant qu’au plan de secteur de La Louvière-Soignies, approuvé par arrêté de l’Exécutif Régional Wallon du 09.07.1987, Moniteur Belge du 05 juillet 1989, le projet se situe en</text:p>
      <text:p text:style-name="UrbanBody"><text:span text:style-name="T3"><text:text-input text:description="Bien-Parcelles">self.getValueForTemplate('folderZone')</text:text-input></text:span><text:span text:style-name="T3"> ;</text:span></text:p>
      <text:p text:style-name="UrbanBody"/>
      <text:p text:style-name="UrbanBody"><text:span text:style-name="T3">Considérant que selon le règlement communal d’urbanisme précité, le projet se situe en </text:span><text:span text:style-name="T10"><text:text-input text:description="Bien-Parcelles">self.getValueForTemplate('RCU')</text:text-input></text:span><text:span text:style-name="T10"> </text:span><text:span text:style-name="T3">;</text:span></text:p>
      <text:p text:style-name="UrbanBody"/>
      <text:p text:style-name="UrbanBody"><text:span text:style-name="T15"><office:annotation><dc:creator>sde </dc:creator><dc:date>2011-08-05T08:21:16</dc:date><text:p text:style-name="P6"><text:span text:style-name="T17">do text if not <text:s/>self.getIsInPCA()</text:span></text:p></office:annotation></text:span>Attendu qu'il n'existe pas, pour le territoire où se trouve situé le bien, de plan communal d’aménagement ;</text:p>
      <text:p text:style-name="UrbanBody"><text:span text:style-name="T15"><office:annotation><dc:creator>sde </dc:creator><dc:date>2011-08-05T08:21:16</dc:date><text:p text:style-name="P6"><text:span text:style-name="T17">do text if self.getIsInPCA()</text:span></text:p></office:annotation></text:span>Attendu qu'il existe, pour le territoire où se trouve situé le bien, un plan communal d’aménagement ;</text:p>
      <text:p text:style-name="UrbanBody"/>
      <text:p text:style-name="UrbanBody"><text:span text:style-name="T15"><office:annotation><dc:creator>sde </dc:creator><dc:date>2011-08-04T10:39:07</dc:date><text:p text:style-name="P6"><text:span text:style-name="T17">do text if not self.getIsInSubdivision()</text:span></text:p></office:annotation></text:span>Attendu qu'il n'existe pas pour le territoire où se trouve situé le bien, de lotissement dûment autorisé par le Collège Communal ; </text:p>
      <text:p text:style-name="UrbanBody"><text:span text:style-name="T15"><office:annotation><dc:creator>sde </dc:creator><dc:date>2011-08-04T10:39:07</dc:date><text:p text:style-name="P6"><text:span text:style-name="T17">do text if self.getIsInSubdivision()</text:span></text:p></office:annotation></text:span>Attendu qu'il existe pour le territoire où se trouve situé le bien, un lotissement dûment autorisé par le Collège Communal de réfèrence :</text:p>
      <text:p text:style-name="UrbanBody"><text:span text:style-name="T14"><office:annotation><dc:creator>sde </dc:creator><dc:date>2011-11-16T09:04:32</dc:date><text:p text:style-name="P6"><text:span text:style-name="T17">do text</text:span></text:p><text:p text:style-name="P6"><text:span text:style-name="T17">f</text:span><text:span text:style-name="T18">rom xhtml(self.getSubdivisionDetails())</text:span></text:p></office:annotation></text:span> </text:p>
      <text:p text:style-name="UrbanBody"/>
      <text:p text:style-name="UrbanBody">Considérant que conformément à l'article D68§1er du livre 1er du Code de l'Environnement, l'autorité qui a apprécié la recevabilité et la complétude du dossier de demande de permis, a également procédé à l'examen des incidences probables du projet sur l'environnement au sens large, sur base des critères de sélection pertinents visés à l'article D66. du livre 1er du Code de l'environnement ;</text:p>
      <text:p text:style-name="UrbanBody"/>
      <text:p text:style-name="UrbanBody">Considérant qu'il résultait des caractéristiques du projet, de son impact sur l'environnement pris au sens large, de sa localisation, qu'il n'y avait pas lieu de requérir la réalisation d'une étude d'incidences du projet sur l'environnement, qu'en outre le dossier permet d'appréhender de manière adéquate et suffisante les divers impacts du projet ;</text:p>
      <text:p text:style-name="UrbanBody"/>
      <text:p text:style-name="UrbanBody">[TEXTE LIBRE]</text:p>
      <text:p text:style-name="UrbanBody"/>
      <text:p text:style-name="P4"><text:span text:style-name="T5">DECIDE</text:span><text:span text:style-name="T3"> :</text:span></text:p>
      <text:p text:style-name="P4"/>
      <text:p text:style-name="P4"><text:span text:style-name="T5"><office:annotation><dc:creator>sde </dc:creator><dc:date>2011-09-07T10:49:05</dc:date><text:p text:style-name="P6"><text:span text:style-name="T16">do text if '330-2' in self.getInvestigationArticles()</text:span></text:p></office:annotation></text:span><text:span text:style-name="T5">Article unique</text:span><text:span text:style-name="T3"> : d'émettre un AVIS <text:s/></text:span><text:span text:style-name="T6"><text:text-input text:description="Décision">self.getValueForTemplate('decision', obj=urbanEventObj).upper()</text:text-input></text:span><text:span text:style-name="T3"> sur le projet de </text:span><text:span text:style-name="T11"><text:text-input text:description="Demandeurs">self.getApplicantsSignaletic()</text:text-input></text:span><text:span text:style-name="T11"> </text:span><text:span text:style-name="T3"><text:s/>et de solliciter l’avis</text:span><text:span text:style-name="T9"> </text:span><text:span text:style-name="T3">du Fonctionnaire délégué du S.P.W. – DGO4 – Direction de Charleroi.</text:span></text:p>
      <text:p text:style-name="P4"><text:span text:style-name="T5"><office:annotation><dc:creator>sde </dc:creator><dc:date>2011-09-07T10:49:05</dc:date><text:p text:style-name="P6"><text:span text:style-name="T16">do text if '330-2' not in self.getInvestigationArticles()</text:span></text:p></office:annotation></text:span><text:span text:style-name="T5">Article unique</text:span><text:span text:style-name="T3"> : d'émettre un AVIS <text:s/></text:span><text:span text:style-name="T6"><text:text-input text:description="Décision">self.getValueForTemplate('decision', obj=urbanEventObj).upper()</text:text-input></text:span><text:span text:style-name="T3"> sur le projet de </text:span><text:span text:style-name="T11"><text:text-input text:description="Demandeurs">self.getApplicantsSignaletic()</text:text-input></text:span><text:span text:style-name="T11"> </text:span><text:span text:style-name="T3">et de solliciter la décision</text:span><text:span text:style-name="T9"> </text:span><text:span text:style-name="T3">du Fonctionnaire délégué du S.P.W. – DGO4 – Direction de Charleroi.</text:span></text:p>
      <text:p text:style-name="P5"/>
      <text:p text:style-name="UrbanBody"><office:annotation><dc:date>2009-07-28T00:00:00</dc:date><text:p>do text</text:p><text:p>from xhtml(urbanEventObj.getDecisionText())</text:p></office:annotation>Texte av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meta:creation-date>2009-07-27T10:37:25</meta:creation-date>
    <dc:date>2012-01-30T08:51:23</dc:date>
    <dc:language>fr-FR</dc:language>
    <meta:editing-cycles>70</meta:editing-cycles>
    <meta:editing-duration>P1DT9H23M56S</meta:editing-duration>
    <dc:creator>sde </dc:creator>
    <meta:document-statistic meta:table-count="0" meta:image-count="0" meta:object-count="0" meta:page-count="2" meta:paragraph-count="37" meta:word-count="556" meta:character-count="3997" meta:non-whitespace-character-count="3481"/>
    <meta:user-defined meta:name="Info 1"/>
    <meta:user-defined meta:name="Info 2"/>
    <meta:user-defined meta:name="Info 3"/>
    <meta:user-defined meta:name="Info 4"/>
  </office:meta>
</office:document-meta>
</file>